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Load Test Cases/Test Records - JMeter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15/06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1">Vbooks Load Test Cases/Test Records - JMeter <text:s/>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Pavan Reddy, Sudhakar Reddy, Jaipal Reddy, Sarat, Shahid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5">Vbooks Load Test Cases/Test Records - JMeter 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<text:span text:style-name="T4">Vbooks Load Test Cases/Test Records - JMeter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54:24</dc:date>
    <dc:creator>jaipal </dc:creator>
    <meta:editing-duration>PT1H34M5S</meta:editing-duration>
    <meta:editing-cycles>94</meta:editing-cycles>
    <meta:document-statistic meta:table-count="1" meta:image-count="1" meta:object-count="0" meta:page-count="1" meta:paragraph-count="15" meta:word-count="62" meta:character-count="422" meta:non-whitespace-character-count="359"/>
  </office:meta>
</office:document-meta>
</file>